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3e38" officeooo:paragraph-rsid="00073e38"/>
    </style:style>
    <style:style style:name="P2" style:family="paragraph" style:parent-style-name="Standard">
      <style:text-properties fo:font-weight="normal" officeooo:rsid="00073e38" officeooo:paragraph-rsid="00073e38" style:font-weight-asian="normal" style:font-weight-complex="normal"/>
    </style:style>
    <style:style style:name="P3" style:family="paragraph" style:parent-style-name="Standard">
      <style:text-properties fo:font-weight="normal" officeooo:rsid="00073e38" officeooo:paragraph-rsid="000948b4" style:font-weight-asian="normal" style:font-weight-complex="normal"/>
    </style:style>
    <style:style style:name="P4" style:family="paragraph" style:parent-style-name="Standard">
      <style:text-properties fo:font-weight="normal" officeooo:rsid="000b206f" officeooo:paragraph-rsid="000b206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8d35"/>
    </style:style>
    <style:style style:name="T3" style:family="text">
      <style:text-properties officeooo:rsid="000948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ero Lahdenperä</text:span><text:tab/><text:tab/><text:tab/><text:tab/><text:tab/><text:tab/><text:tab/><text:span text:style-name="T1">Referaatti</text:span></text:p>
      <text:p text:style-name="P1">Helsingin yliopisto<text:tab/><text:tab/><text:tab/><text:tab/><text:tab/><text:tab/><text:tab/>Ohjelmistotuotanto</text:p>
      <text:p text:style-name="P1">Kumpulan kampus</text:p>
      <text:p text:style-name="P1"><text:tab/><text:tab/><text:tab/><text:tab/><text:tab/><text:tab/><text:tab/><text:tab/><text:tab/>17.12.201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1">Lean primer</text:span></text:p>
      <text:p text:style-name="P1"><text:span text:style-name="T1"><text:tab/></text:span></text:p>
      <text:p text:style-name="P1"><text:span text:style-name="T1"><text:tab/><text:tab/></text:span></text:p>
      <text:p text:style-name="P2"><text:tab/>Lean-<text:span text:style-name="T2">ajattelu on</text:span> <text:span text:style-name="T2">toyotan alunperin kehittämä järjestelmä kehitystyöhön ja tuotantoon. Sen <text:tab/>pääpilarit on kunnioitus ihmisiä kohtaan ja jatkuva parantaminen, kattoa kuvastaa maali eli <text:tab/>tavoite johon pyritään, sisällä ovat tuotteen kehitys ja 14 toimintaperiaatetta, mm. <text:tab/>vähemmän muuttujia ja ylirasittumista, pysäytä&amp;korjaa sekä johto sinne missä työ tapahtuu. <text:tab/></text:span></text:p>
      <text:p text:style-name="P3"><text:tab/><text:span text:style-name="T3">Pohjana tälle on, että johto noudattaa ja opettaa lean-ajattelua sekä perustaa päätökset <text:tab/>pitkäjänteisyydelle.</text:span></text:p>
      <text:p text:style-name="P3"/>
      <text:p text:style-name="P3"><text:tab/></text:p>
      <text:p text:style-name="P3"><text:tab/><text:span text:style-name="T3">Lean eroaa perinteisestä massatuotannosta sillä ettei tuotteita ole tarkoitus tehdä varastoon <text:tab/>odottamaan myyntiä, vaan tuotantolukujen sijasta huomio kiinnittyy siihen miten <text:tab/>valmistusprosessi etenee tilauksesta siihen hetkeen kun asiakasta rahastetaan. Tätä prosessia <text:tab/>pyritään optimoimaan jokaisen työntekijän toimesta ja virheet korjaamaan nopeasti, <text:tab/>esimerkiksi yksittäisellä työntekijällä on valta pysäyttää tuotanto virheen havaittuaan.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/text:p>
      <text:p text:style-name="P3"/>
      <text:p text:style-name="P3"><text:span text:style-name="T3"><text:tab/> </text:span></text:p>
      <text:p text:style-name="P3"/>
      <text:p text:style-name="P3"/>
      <text:p text:style-name="P3"/>
      <text:p text:style-name="P4">Lähde: http://www.leanprimer.com/downloads/lean_primer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00:29:22.649000000</meta:creation-date>
    <dc:date>2018-12-17T01:10:21.440000000</dc:date>
    <meta:editing-duration>PT9M38S</meta:editing-duration>
    <meta:editing-cycles>1</meta:editing-cycles>
    <meta:document-statistic meta:table-count="0" meta:image-count="0" meta:object-count="0" meta:page-count="1" meta:paragraph-count="14" meta:word-count="118" meta:character-count="1106" meta:non-whitespace-character-count="954"/>
    <meta:generator>LibreOffice/6.1.2.1$Windows_X86_64 LibreOffice_project/65905a128db06ba48db947242809d14d3f9a93fe</meta:generator>
  </office:meta>
</office:document-meta>
</file>